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 style:master-page-name="Standard">
      <style:table-properties style:width="5.659cm" style:page-number="auto" table:align="right" style:writing-mode="lr-tb"/>
    </style:style>
    <style:style style:name="Таблица1.A" style:family="table-column">
      <style:table-column-properties style:column-width="5.65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9.05cm" fo:margin-left="-1.455cm" table:align="left" style:writing-mode="lr-tb"/>
    </style:style>
    <style:style style:name="Таблица2.A" style:family="table-column">
      <style:table-column-properties style:column-width="1.956cm"/>
    </style:style>
    <style:style style:name="Таблица2.B" style:family="table-column">
      <style:table-column-properties style:column-width="17.09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" style:family="table">
      <style:table-properties style:width="16.439cm" fo:margin-left="0.282cm" table:align="left" style:writing-mode="lr-tb"/>
    </style:style>
    <style:style style:name="Таблица3.A" style:family="table-column">
      <style:table-column-properties style:column-width="2.752cm"/>
    </style:style>
    <style:style style:name="Таблица3.B" style:family="table-column">
      <style:table-column-properties style:column-width="13.68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739cm" fo:margin-left="0.182cm" table:align="left" style:writing-mode="lr-tb"/>
    </style:style>
    <style:style style:name="Таблица4.A" style:family="table-column">
      <style:table-column-properties style:column-width="2.852cm"/>
    </style:style>
    <style:style style:name="Таблица4.B" style:family="table-column">
      <style:table-column-properties style:column-width="3cm"/>
    </style:style>
    <style:style style:name="Таблица4.C" style:family="table-column">
      <style:table-column-properties style:column-width="10.88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4.C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language="uk" fo:country="UA"/>
    </style:style>
    <style:style style:name="P2" style:family="paragraph" style:parent-style-name="Standard">
      <style:paragraph-properties style:snap-to-layout-grid="false"/>
      <style:text-properties fo:language="uk" fo:country="UA"/>
    </style:style>
    <style:style style:name="P3" style:family="paragraph" style:parent-style-name="Standard">
      <style:paragraph-properties style:snap-to-layout-grid="false"/>
      <style:text-properties fo:language="uk" fo:country="UA" style:font-name-complex="Times New Roman"/>
    </style:style>
    <style:style style:name="P4" style:family="paragraph" style:parent-style-name="Standard">
      <style:text-properties fo:language="uk" fo:country="UA" fo:font-style="italic" style:font-style-asian="italic"/>
    </style:style>
    <style:style style:name="P5" style:family="paragraph" style:parent-style-name="Standard">
      <style:paragraph-properties fo:margin-left="0cm" fo:margin-right="0.199cm" fo:margin-top="0.212cm" fo:margin-bottom="0cm" loext:contextual-spacing="false" fo:text-indent="0cm" style:auto-text-indent="false" style:snap-to-layout-grid="false"/>
      <style:text-properties fo:font-size="11pt" style:font-size-asian="11pt" style:font-size-complex="11pt"/>
    </style:style>
    <style:style style:name="P6" style:family="paragraph" style:parent-style-name="Standard">
      <style:paragraph-properties fo:margin-left="0.199cm" fo:margin-right="0.199cm" fo:text-indent="0cm" style:auto-text-indent="false"/>
    </style:style>
    <style:style style:name="P7" style:family="paragraph" style:parent-style-name="Text_20_body">
      <style:paragraph-properties fo:margin-left="0.199cm" fo:margin-right="0.199cm" fo:margin-top="0.388cm" fo:margin-bottom="0.212cm" loext:contextual-spacing="false" fo:text-indent="0cm" style:auto-text-indent="false"/>
    </style:style>
    <style:style style:name="P8" style:family="paragraph" style:parent-style-name="Text_20_body">
      <style:paragraph-properties fo:margin-left="0.199cm" fo:margin-right="0.199cm" fo:margin-top="0.388cm" fo:margin-bottom="0.212cm" loext:contextual-spacing="false" fo:text-indent="0cm" style:auto-text-indent="false"/>
      <style:text-properties fo:font-size="11pt" fo:language="uk" fo:country="UA" style:font-size-asian="11pt" style:font-size-complex="11pt"/>
    </style:style>
    <style:style style:name="P9" style:family="paragraph" style:parent-style-name="Адрес_20_1">
      <style:paragraph-properties>
        <style:tab-stops>
          <style:tab-stop style:position="-28.317cm"/>
          <style:tab-stop style:position="-24.084cm"/>
        </style:tab-stops>
      </style:paragraph-properties>
    </style:style>
    <style:style style:name="P10" style:family="paragraph" style:parent-style-name="Название_20_предприятия">
      <style:paragraph-properties fo:margin-left="0.199cm" fo:margin-right="0.199cm" fo:text-indent="0cm" style:auto-text-indent="false"/>
    </style:style>
    <style:style style:name="P11" style:family="paragraph" style:parent-style-name="Название_20_предприятия">
      <style:paragraph-properties fo:margin-left="0.199cm" fo:margin-right="0.199cm" fo:margin-top="0.212cm" fo:margin-bottom="0cm" loext:contextual-spacing="false" fo:text-indent="0cm" style:auto-text-indent="false"/>
    </style:style>
    <style:style style:name="P12" style:family="paragraph" style:parent-style-name="Название_20_предприятия">
      <style:paragraph-properties fo:margin-left="0.199cm" fo:margin-right="0.199cm" fo:margin-top="0.212cm" fo:margin-bottom="0cm" loext:contextual-spacing="false" fo:text-indent="0cm" style:auto-text-indent="false" style:snap-to-layout-grid="false"/>
      <style:text-properties fo:language="uk" fo:country="UA" style:font-name-complex="Times New Roman"/>
    </style:style>
    <style:style style:name="P13" style:family="paragraph" style:parent-style-name="Название_20_предприятия">
      <style:paragraph-properties fo:margin-left="0cm" fo:margin-right="0.199cm" fo:margin-top="0.212cm" fo:margin-bottom="0cm" loext:contextual-spacing="false" fo:text-indent="0cm" style:auto-text-indent="false"/>
    </style:style>
    <style:style style:name="P14" style:family="paragraph" style:parent-style-name="Название_20_предприятия">
      <style:paragraph-properties fo:margin-left="0cm" fo:margin-right="0.199cm" fo:margin-top="0.212cm" fo:margin-bottom="0cm" loext:contextual-spacing="false" fo:text-indent="0cm" style:auto-text-indent="false" style:snap-to-layout-grid="false"/>
    </style:style>
    <style:style style:name="P15" style:family="paragraph" style:parent-style-name="Название_20_предприятия">
      <style:paragraph-properties fo:margin-left="0cm" fo:margin-right="0.199cm" fo:margin-top="0.212cm" fo:margin-bottom="0cm" loext:contextual-spacing="false" fo:text-indent="0cm" style:auto-text-indent="false" style:snap-to-layout-grid="false"/>
      <style:text-properties fo:font-size="11pt" style:font-size-asian="11pt" style:font-size-complex="11pt"/>
    </style:style>
    <style:style style:name="P16" style:family="paragraph" style:parent-style-name="Имя">
      <style:text-properties style:font-name="Times New Roman" style:font-name-complex="Times New Roman"/>
    </style:style>
    <style:style style:name="P17" style:family="paragraph" style:parent-style-name="Цель">
      <style:paragraph-properties fo:margin-left="0.199cm" fo:margin-right="0.199cm" fo:margin-top="0.388cm" fo:margin-bottom="0.212cm" loext:contextual-spacing="false" fo:text-indent="0cm" style:auto-text-indent="false"/>
      <style:text-properties fo:font-size="11pt" fo:language="uk" fo:country="UA" style:font-size-asian="11pt" style:font-size-complex="11pt"/>
    </style:style>
    <style:style style:name="P18" style:family="paragraph" style:parent-style-name="Заголовок_20_раздела">
      <style:paragraph-properties fo:margin-top="0.212cm" fo:margin-bottom="0cm" loext:contextual-spacing="false"/>
      <style:text-properties style:font-name="Times New Roman" fo:language="uk" fo:country="UA" style:font-name-complex="Times New Roman"/>
    </style:style>
    <style:style style:name="P19" style:family="paragraph" style:parent-style-name="Заголовок_20_раздела">
      <style:paragraph-properties fo:margin-top="0.212cm" fo:margin-bottom="0cm" loext:contextual-spacing="false" style:line-height-at-least="0.494cm" fo:padding="0.071cm" fo:border="0.74pt solid #ffffff"/>
      <style:text-properties style:font-name="Times New Roman" fo:language="uk" fo:country="UA" style:font-name-complex="Times New Roma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language="uk" fo:country="UA" style:font-size-asian="10pt" style:font-size-complex="10pt"/>
    </style:style>
    <style:style style:name="T3" style:family="text">
      <style:text-properties fo:font-size="10pt" fo:language="en" fo:country="US" style:font-size-asian="10pt" style:font-size-complex="10pt"/>
    </style:style>
    <style:style style:name="T4" style:family="text">
      <style:text-properties fo:font-style="italic" style:font-style-asian="italic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language="uk" fo:country="UA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9"><text:span text:style-name="T1">Те</text:span><text:span text:style-name="T2">л.</text:span><text:span text:style-name="T1">: </text:span><text:span text:style-name="T2">+380 50 316 55 17</text:span></text:p>
            <text:p text:style-name="P9"><text:span text:style-name="T3">E-mail: </text:span><text:span text:style-name="T2">a.kliusa@ppl33-35.com</text:span></text:p>
          </table:table-cell>
        </table:table-row>
      </table:table>
      <text:p text:style-name="P16">Клюса Анатолій Юрійович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Відомості про себе</text:p>
          </table:table-cell>
          <table:table-cell table:style-name="Таблица2.A1" office:value-type="string">
            <text:p text:style-name="P10">Дата народження: 09.07.1973</text:p>
            <text:p text:style-name="P10">Сімейний стан: одружений</text:p>
            <text:p text:style-name="P10">Діти: <text:s/>немає</text:p>
          </table:table-cell>
        </table:table-row>
        <table:table-row table:style-name="Таблица2.1">
          <table:table-cell table:style-name="Таблица2.A1" office:value-type="string">
            <text:p text:style-name="P18">Освіта</text:p>
          </table:table-cell>
          <table:table-cell table:style-name="Таблица2.A1" office:value-type="string">
            <text:p text:style-name="P3"/>
            <table:table table:name="Таблица3" table:style-name="Таблица3">
              <table:table-column table:style-name="Таблица3.A"/>
              <table:table-column table:style-name="Таблица3.B"/>
              <table:table-row table:style-name="Таблица3.1">
                <table:table-cell table:style-name="Таблица3.A1" office:value-type="string">
                  <text:p text:style-name="P2">1991-1995рр</text:p>
                </table:table-cell>
                <table:table-cell table:style-name="Таблица3.B1" office:value-type="string">
                  <text:p text:style-name="P2">Одеський політехнічний інститут, факультет автоматики та обчислювальної техніки, інженер-системотехнік</text:p>
                </table:table-cell>
              </table:table-row>
              <table:table-row table:style-name="Таблица3.1">
                <table:table-cell table:style-name="Таблица3.A1" office:value-type="string">
                  <text:p text:style-name="P2"/>
                </table:table-cell>
                <table:table-cell table:style-name="Таблица3.B1" office:value-type="string">
                  <text:p text:style-name="P2">Курси з адміністрування Оракл в київському центрі BMS consulting</text:p>
                </table:table-cell>
              </table:table-row>
              <table:table-row table:style-name="Таблица3.1">
                <table:table-cell table:style-name="Таблица3.A1" office:value-type="string">
                  <text:p text:style-name="P2"/>
                </table:table-cell>
                <table:table-cell table:style-name="Таблица3.B1" office:value-type="string">
                  <text:p text:style-name="P2">Самоосвіта</text:p>
                </table:table-cell>
              </table:table-row>
              <table:table-row table:style-name="Таблица3.1">
                <table:table-cell table:style-name="Таблица3.A1" office:value-type="string">
                  <text:p text:style-name="P2"/>
                </table:table-cell>
                <table:table-cell table:style-name="Таблица3.B1" office:value-type="string">
                  <text:p text:style-name="P2"/>
                </table:table-cell>
              </table:table-row>
              <table:table-row table:style-name="Таблица3.1">
                <table:table-cell table:style-name="Таблица3.A1" office:value-type="string">
                  <text:p text:style-name="P2"/>
                </table:table-cell>
                <table:table-cell table:style-name="Таблица3.B1" office:value-type="string">
                  <text:p text:style-name="P2"/>
                </table:table-cell>
              </table:table-row>
            </table:table>
            <text:p text:style-name="P4">Включаючи вищу освіту, всі курси та тренінги</text:p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P18">Досвід роботи</text:p>
          </table:table-cell>
          <table:table-cell table:style-name="Таблица2.A1" office:value-type="string">
            <text:p text:style-name="P12"/>
            <table:table table:name="Таблица4" table:style-name="Таблица4">
              <table:table-column table:style-name="Таблица4.A"/>
              <table:table-column table:style-name="Таблица4.B"/>
              <table:table-column table:style-name="Таблица4.C"/>
              <table:table-row table:style-name="Таблица4.1">
                <table:table-cell table:style-name="Таблица4.A1" table:number-rows-spanned="3" office:value-type="string">
                  <text:p text:style-name="P13">1994-1995</text:p>
                </table:table-cell>
                <table:table-cell table:style-name="Таблица4.A1" office:value-type="string">
                  <text:p text:style-name="P13">Підприємство</text:p>
                </table:table-cell>
                <table:table-cell table:style-name="Таблица4.C1" office:value-type="string">
                  <text:p text:style-name="P14">Одеський порт</text:p>
                </table:table-cell>
              </table:table-row>
              <table:table-row table:style-name="Таблица4.1">
                <table:covered-table-cell/>
                <table:table-cell table:style-name="Таблица4.A1" office:value-type="string">
                  <text:p text:style-name="P13">Посада</text:p>
                </table:table-cell>
                <table:table-cell table:style-name="Таблица4.C1" office:value-type="string">
                  <text:p text:style-name="P14">інженер-програміст</text:p>
                </table:table-cell>
              </table:table-row>
              <table:table-row table:style-name="Таблица4.1">
                <table:covered-table-cell/>
                <table:table-cell table:style-name="Таблица4.A1" office:value-type="string">
                  <text:p text:style-name="P13">Обов’язки</text:p>
                </table:table-cell>
                <table:table-cell table:style-name="Таблица4.C1" office:value-type="string">
                  <text:p text:style-name="P14">Програмування інформаційних систем, розробка архітектурних рішень clipper + dbase3+.</text:p>
                </table:table-cell>
              </table:table-row>
              <table:table-row table:style-name="Таблица4.1">
                <table:table-cell table:style-name="Таблица4.A1" table:number-rows-spanned="3" office:value-type="string">
                  <text:p text:style-name="P13">1995 - 2003</text:p>
                </table:table-cell>
                <table:table-cell table:style-name="Таблица4.A1" office:value-type="string">
                  <text:p text:style-name="P13">Підприємство</text:p>
                </table:table-cell>
                <table:table-cell table:style-name="Таблица4.C1" office:value-type="string">
                  <text:p text:style-name="P14">Одеський порт</text:p>
                </table:table-cell>
              </table:table-row>
              <table:table-row table:style-name="Таблица4.1">
                <table:covered-table-cell/>
                <table:table-cell table:style-name="Таблица4.A1" office:value-type="string">
                  <text:p text:style-name="P13">Посада</text:p>
                </table:table-cell>
                <table:table-cell table:style-name="Таблица4.C1" office:value-type="string">
                  <text:p text:style-name="P14">Інженер з АСУП сектора експлуатації інформаційних систем обчислювального центру</text:p>
                </table:table-cell>
              </table:table-row>
              <table:table-row table:style-name="Таблица4.1">
                <table:covered-table-cell/>
                <table:table-cell table:style-name="Таблица4.A1" office:value-type="string">
                  <text:p text:style-name="P13">Обов’язки</text:p>
                </table:table-cell>
                <table:table-cell table:style-name="Таблица4.C1" office:value-type="string">
                  <text:p text:style-name="P14">Програмування інформаційних систем, розробка архітектурних рішень clipper + dbase3+, Oracle + delphi, а<text:span text:style-name="T5">дміністрування СКБД Оракл, Верстка газети Одеський Портовик</text:span></text:p>
                </table:table-cell>
              </table:table-row>
              <table:table-row table:style-name="Таблица4.1">
                <table:table-cell table:style-name="Таблица4.A1" table:number-rows-spanned="3" office:value-type="string">
                  <text:p text:style-name="P13">2003 - 2008</text:p>
                </table:table-cell>
                <table:table-cell table:style-name="Таблица4.A1" office:value-type="string">
                  <text:p text:style-name="P13">Підприємство</text:p>
                </table:table-cell>
                <table:table-cell table:style-name="Таблица4.C1" office:value-type="string">
                  <text:p text:style-name="P14">Одеський порт</text:p>
                </table:table-cell>
              </table:table-row>
              <table:table-row table:style-name="Таблица4.1">
                <table:covered-table-cell/>
                <table:table-cell table:style-name="Таблица4.A1" office:value-type="string">
                  <text:p text:style-name="P13">Посада</text:p>
                </table:table-cell>
                <table:table-cell table:style-name="Таблица4.C1" office:value-type="string">
                  <text:p text:style-name="P14">Інженер-програміст</text:p>
                </table:table-cell>
              </table:table-row>
              <table:table-row table:style-name="Таблица4.1">
                <table:covered-table-cell/>
                <table:table-cell table:style-name="Таблица4.A1" office:value-type="string">
                  <text:p text:style-name="P13">Обов’язки</text:p>
                </table:table-cell>
                <table:table-cell table:style-name="Таблица4.C1" office:value-type="string">
                  <text:p text:style-name="P14">Розробка архітектурних рішень Oracle + delphi, а<text:span text:style-name="T5">дміністрування СКБД Оракл.</text:span></text:p>
                  <text:p text:style-name="P5">інженер по роботі з даними (проектування і реалізація ETL між різними інформаційними системами, ад-hoc рішення).</text:p>
                </table:table-cell>
              </table:table-row>
              <table:table-row table:style-name="Таблица4.1">
                <table:table-cell table:style-name="Таблица4.A10" table:number-rows-spanned="3" office:value-type="string">
                  <text:p text:style-name="P14">2008 - 2013</text:p>
                </table:table-cell>
                <table:table-cell table:style-name="Таблица4.A10" office:value-type="string">
                  <text:p text:style-name="P13">Підприємство</text:p>
                </table:table-cell>
                <table:table-cell table:style-name="Таблица4.C10" office:value-type="string">
                  <text:p text:style-name="P14">ОФ АМПУ</text:p>
                </table:table-cell>
              </table:table-row>
              <table:table-row table:style-name="Таблица4.1">
                <table:covered-table-cell/>
                <table:table-cell table:style-name="Таблица4.A10" office:value-type="string">
                  <text:p text:style-name="P13">Посада</text:p>
                </table:table-cell>
                <table:table-cell table:style-name="Таблица4.C10" office:value-type="string">
                  <text:p text:style-name="P14">Провідний інженер з комп'ютерних систем відділу адміністрування інфраструктури служби інформаційних технологій.</text:p>
                </table:table-cell>
              </table:table-row>
              <table:table-row table:style-name="Таблица4.1">
                <table:covered-table-cell/>
                <table:table-cell table:style-name="Таблица4.A10" office:value-type="string">
                  <text:p text:style-name="P13">Обов’язки</text:p>
                </table:table-cell>
                <table:table-cell table:style-name="Таблица4.C10" office:value-type="string">
                  <text:p text:style-name="P15">Адміністрування СКБД Оракл, підтримка існуючих інформаційних систем (clipper + dbase3+, Oracle + delphi).</text:p>
                  <text:p text:style-name="P5">інженер по роботі з даними (проектування і реалізація ETL між різними інформаційними системами, ад-hoc рішення).</text:p>
                </table:table-cell>
              </table:table-row>
              <table:table-row table:style-name="Таблица4.1">
                <table:table-cell table:style-name="Таблица4.A10" table:number-rows-spanned="3" office:value-type="string">
                  <text:p text:style-name="P13">2013р - теперішній час</text:p>
                </table:table-cell>
                <table:table-cell table:style-name="Таблица4.A10" office:value-type="string">
                  <text:p text:style-name="P13">Підприємство</text:p>
                </table:table-cell>
                <table:table-cell table:style-name="Таблица4.C10" office:value-type="string">
                  <text:p text:style-name="P13">ТОВ «ППЛ 33-35»</text:p>
                </table:table-cell>
              </table:table-row>
              <table:table-row table:style-name="Таблица4.1">
                <table:covered-table-cell/>
                <table:table-cell table:style-name="Таблица4.A10" office:value-type="string">
                  <text:p text:style-name="P13">Посада</text:p>
                </table:table-cell>
                <table:table-cell table:style-name="Таблица4.C10" office:value-type="string">
                  <text:p text:style-name="P14">Інженер з комп'ютерних систем</text:p>
                </table:table-cell>
              </table:table-row>
              <table:table-row table:style-name="Таблица4.1">
                <table:covered-table-cell/>
                <table:table-cell table:style-name="Таблица4.A10" office:value-type="string">
                  <text:p text:style-name="P13">Обов’язки</text:p>
                </table:table-cell>
                <table:table-cell table:style-name="Таблица4.C10" office:value-type="string">
                  <text:p text:style-name="P15">Адміністратор СКБД Оракл</text:p>
                  <text:p text:style-name="P5">інженер по роботі з даними (проектування і реалізація ETL між різними інформаційними системами, ад-hoc рішення).</text:p>
                  <text:p text:style-name="P5">Підтримка інформаційних систем Одеського порту (pl / sql, sql, delphi, apex, clipper)</text:p>
                </table:table-cell>
              </table:table-row>
            </table:table>
            <text:p text:style-name="P11"/>
            <text:p text:style-name="P6"/>
          </table:table-cell>
        </table:table-row>
        <text:soft-page-break/>
        <table:table-row table:style-name="Таблица2.1">
          <table:table-cell table:style-name="Таблица2.A1" office:value-type="string">
            <text:p text:style-name="P19">Знання, навички</text:p>
          </table:table-cell>
          <table:table-cell table:style-name="Таблица2.A1" office:value-type="string">
            <text:p text:style-name="P17">Невеликий досвід в програмуванні калькуляторів серії mk-52 і сумісних, деякі навички програмування на мовах PL / 1 серії ЄС ЕОМ, асемблер для процесорів x86, turbo pascal, vb, c, java, python, scala</text:p>
            <text:p text:style-name="P8">Програмування інформаційних систем на мові Кліппер в системі dbase 3+</text:p>
            <text:p text:style-name="P8">Програмування інформаційних систем (фронтенд) на мові delphi в СКБД Оракл</text:p>
            <text:p text:style-name="P8">Програмування інформаційних систем (серверний бекенд) в середовищі Оракл на PL / SQL</text:p>
            <text:p text:style-name="P8">SQL (в основному діалект Оракл): написання та оптимізація запитів</text:p>
            <text:p text:style-name="P8">Побудова архітектурних рішень на основі РСКБД</text:p>
            <text:p text:style-name="P8">Адміністрування СУБД Оракл версій 8-11</text:p>
            <text:p text:style-name="P8">Початкові навички роботи дата інженера (spark, hadoop, kafka, nosql db, mpp db, elasticsearch ...)</text:p>
            <text:p text:style-name="P8">Навички адміністрування ОС MsDos, Windows, Linux</text:p>
            <text:p text:style-name="P8">Володіння git, jira, open office, markdown, asciidoc, plantuml...</text:p>
            <text:p text:style-name="P7"><text:span text:style-name="T6">Безконфліктний, ініціативний в плані нестандартних ідей і пропозицій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0cm" fo:margin-right="-0.635cm" fo:margin-top="0cm" fo:margin-bottom="0.388cm" loext:contextual-spacing="false" style:line-height-at-least="0.388cm" fo:text-indent="0cm" style:auto-text-indent="false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База_20_заголовка" style:display-name="База заголовка" style:family="paragraph" style:parent-style-name="Text_20_body" style:next-style-name="Text_20_body">
      <style:paragraph-properties fo:margin-top="0cm" fo:margin-bottom="0cm" loext:contextual-spacing="false" fo:keep-together="always" fo:keep-with-next="always"/>
      <style:text-properties style:font-name="Arial" fo:font-family="Arial" style:font-family-generic="swiss" style:font-pitch="variable" fo:font-size="9pt" fo:letter-spacing="-0.007cm" style:font-size-asian="9pt" style:font-name-complex="Arial" style:font-family-complex="Arial" style:font-family-generic-complex="swiss" style:font-pitch-complex="variable" style:font-size-complex="9pt"/>
    </style:style>
    <style:style style:name="Heading_20_1" style:display-name="Heading 1" style:family="paragraph" style:parent-style-name="База_20_заголовка" style:next-style-name="Text_20_body" style:default-outline-level="1" style:class="text">
      <style:paragraph-properties fo:margin-left="-4.445cm" fo:margin-right="-0.635cm" fo:margin-top="0.388cm" fo:margin-bottom="0.388cm" loext:contextual-spacing="false" fo:text-indent="0cm" style:auto-text-indent="false"/>
      <style:text-properties fo:font-size="11pt" fo:letter-spacing="-0.009cm" style:letter-kerning="true" style:font-size-asian="11pt" style:font-size-complex="11pt"/>
    </style:style>
    <style:style style:name="Heading_20_2" style:display-name="Heading 2" style:family="paragraph" style:parent-style-name="База_20_заголовка" style:next-style-name="Text_20_body" style:default-outline-level="2" style:class="text">
      <style:paragraph-properties fo:margin-top="0.388cm" fo:margin-bottom="0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База_20_заголовка" style:next-style-name="Text_20_body" style:default-outline-level="3" style:class="text">
      <style:paragraph-properties fo:margin-top="0cm" fo:margin-bottom="0.388cm" loext:contextual-spacing="false"/>
      <style:text-properties style:font-name="Times New Roman" fo:font-family="'Times New Roman'" style:font-family-generic="roman" style:font-pitch="variable" fo:font-size="10pt" fo:letter-spacing="-0.004cm" fo:font-style="italic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eading_20_4" style:display-name="Heading 4" style:family="paragraph" style:parent-style-name="База_20_заголовка" style:next-style-name="Text_20_body" style:default-outline-level="4" style:class="text">
      <style:paragraph-properties fo:margin-top="0cm" fo:margin-bottom="0.388cm" loext:contextual-spacing="false"/>
      <style:text-properties fo:font-size="10pt" style:font-size-asian="10pt" style:font-size-complex="10pt"/>
    </style:style>
    <style:style style:name="Heading_20_5" style:display-name="Heading 5" style:family="paragraph" style:parent-style-name="База_20_заголовка" style:next-style-name="Text_20_body" style:default-outline-level="5" style:class="text"/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-0.635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Адрес_20_HTML" style:display-name="Адрес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База_20_верхнего_20_колонтитула" style:display-name="База верхнего колонтитула" style:family="paragraph" style:parent-style-name="Standard">
      <style:paragraph-properties fo:margin-left="0cm" fo:margin-right="-0.635cm" fo:text-indent="0cm" style:auto-text-indent="false"/>
    </style:style>
    <style:style style:name="Header" style:family="paragraph" style:parent-style-name="База_20_верхнего_20_колонтитула" style:class="extra">
      <style:paragraph-properties style:line-height-at-least="0.388cm"/>
    </style:style>
    <style:style style:name="Дата" style:family="paragraph" style:parent-style-name="Text_20_body">
      <style:paragraph-properties fo:keep-with-next="always"/>
    </style:style>
    <style:style style:name="Заголовок_20_записки" style:display-name="Заголовок записки" style:family="paragraph" style:parent-style-name="Standard" style:next-style-name="Standard"/>
    <style:style style:name="Заголовок_20_таблицы_20_ссылок" style:display-name="Заголовок таблицы ссылок" style:family="paragraph" style:parent-style-name="Standard" style:next-style-name="Standard">
      <style:paragraph-properties fo:margin-top="0.212cm" fo:margin-bottom="0cm" loext:contextual-spacing="false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Красная_20_строка" style:display-name="Красная строка" style:family="paragraph" style:parent-style-name="Text_20_body">
      <style:paragraph-properties fo:margin-left="0cm" fo:margin-right="0cm" fo:margin-top="0cm" fo:margin-bottom="0.212cm" loext:contextual-spacing="false" fo:line-height="100%" fo:text-indent="0.37cm" style:auto-text-indent="false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Красная_20_строка_20_2" style:display-name="Красная строка 2" style:family="paragraph" style:parent-style-name="Основной_20_текст_20_2">
      <style:paragraph-properties fo:margin-left="0.499cm" fo:margin-right="0cm" fo:line-height="100%" fo:text-indent="0.37cm" style:auto-text-indent="false"/>
    </style:style>
    <style:style style:name="Маркированный_20_список" style:display-name="Маркированный список" style:family="paragraph" style:parent-style-name="Standard" style:list-style-name="WW8Num11"/>
    <style:style style:name="List_20_2" style:display-name="List 2" style:family="paragraph" style:parent-style-name="Standard" style:list-style-name="WW8Num9" style:class="list"/>
    <style:style style:name="List_20_3" style:display-name="List 3" style:family="paragraph" style:parent-style-name="Standard" style:list-style-name="WW8Num8" style:class="list"/>
    <style:style style:name="List_20_4" style:display-name="List 4" style:family="paragraph" style:parent-style-name="Standard" style:list-style-name="WW8Num7" style:class="list"/>
    <style:style style:name="List_20_5" style:display-name="List 5" style:family="paragraph" style:parent-style-name="Standard" style:list-style-name="WW8Num6" style:class="list"/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Footer" style:family="paragraph" style:parent-style-name="База_20_верхнего_20_колонтитула" style:class="extra">
      <style:paragraph-properties style:line-height-at-least="0.388cm">
        <style:tab-stops>
          <style:tab-stop style:position="12.065cm" style:type="right"/>
        </style:tab-stops>
      </style:paragraph-properties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Нумерованный_20_список" style:display-name="Нумерованный список" style:family="paragraph" style:parent-style-name="Standard" style:list-style-name="WW8Num10"/>
    <style:style style:name="Numbering_20_2" style:display-name="Numbering 2" style:family="paragraph" style:parent-style-name="Standard" style:list-style-name="WW8Num5" style:class="list"/>
    <style:style style:name="Numbering_20_3" style:display-name="Numbering 3" style:family="paragraph" style:parent-style-name="Standard" style:list-style-name="WW8Num4" style:class="list"/>
    <style:style style:name="Numbering_20_4" style:display-name="Numbering 4" style:family="paragraph" style:parent-style-name="Standard" style:list-style-name="WW8Num3" style:class="list"/>
    <style:style style:name="Numbering_20_5" style:display-name="Numbering 5" style:family="paragraph" style:parent-style-name="Standard" style:list-style-name="WW8Num2" style:class="list"/>
    <style:style style:name="Sender" style:family="paragraph" style:parent-style-name="Standard" style:class="extra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Обычный_20__28_Web_29_" style:display-name="Обычный (Web)" style:family="paragraph" style:parent-style-name="Standard">
      <style:text-properties fo:font-size="12pt" style:font-size-asian="12pt" style:font-size-complex="12pt"/>
    </style:style>
    <style:style style:name="Обычный_20_отступ" style:display-name="Обычный отступ" style:family="paragraph" style:parent-style-name="Standard">
      <style:paragraph-properties fo:margin-left="1.249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Перечень_20_рисунков" style:display-name="Перечень рисунков" style:family="paragraph" style:parent-style-name="Standard" style:next-style-name="Standard">
      <style:paragraph-properties fo:margin-left="0.706cm" fo:margin-right="0cm" fo:text-indent="-0.706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Приветствие" style:family="paragraph" style:parent-style-name="Standard" style:next-style-name="Standard"/>
    <style:style style:name="Продолжение_20_списка" style:display-name="Продолжение списка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</style:style>
    <style:style style:name="Продолжение_20_списка_20_2" style:display-name="Продолжение списка 2" style:family="paragraph" style:parent-style-name="Standard">
      <style:paragraph-properties fo:margin-left="0.998cm" fo:margin-right="0cm" fo:margin-top="0cm" fo:margin-bottom="0.212cm" loext:contextual-spacing="false" fo:text-indent="0cm" style:auto-text-indent="false"/>
    </style:style>
    <style:style style:name="Продолжение_20_списка_20_3" style:display-name="Продолжение списка 3" style:family="paragraph" style:parent-style-name="Standard">
      <style:paragraph-properties fo:margin-left="1.498cm" fo:margin-right="0cm" fo:margin-top="0cm" fo:margin-bottom="0.212cm" loext:contextual-spacing="false" fo:text-indent="0cm" style:auto-text-indent="false"/>
    </style:style>
    <style:style style:name="Продолжение_20_списка_20_4" style:display-name="Продолжение списка 4" style:family="paragraph" style:parent-style-name="Standard">
      <style:paragraph-properties fo:margin-left="1.997cm" fo:margin-right="0cm" fo:margin-top="0cm" fo:margin-bottom="0.212cm" loext:contextual-spacing="false" fo:text-indent="0cm" style:auto-text-indent="false"/>
    </style:style>
    <style:style style:name="Продолжение_20_списка_20_5" style:display-name="Продолжение списка 5" style:family="paragraph" style:parent-style-name="Standard">
      <style:paragraph-properties fo:margin-left="2.496cm" fo:margin-right="0cm" fo:margin-top="0cm" fo:margin-bottom="0.212cm" loext:contextual-spacing="false" fo:text-indent="0cm" style:auto-text-indent="false"/>
    </style:style>
    <style:style style:name="Прощание" style:family="paragraph" style:parent-style-name="Standard">
      <style:paragraph-properties fo:margin-left="7.5cm" fo:margin-right="0cm" fo:text-indent="0cm" style:auto-text-indent="false"/>
    </style:style>
    <style:style style:name="Список_20_2" style:display-name="Список 2" style:family="paragraph" style:parent-style-name="Standard">
      <style:paragraph-properties fo:margin-left="0.998cm" fo:margin-right="0cm" fo:text-indent="-0.499cm" style:auto-text-indent="false"/>
    </style:style>
    <style:style style:name="Список_20_3" style:display-name="Список 3" style:family="paragraph" style:parent-style-name="Standard">
      <style:paragraph-properties fo:margin-left="1.498cm" fo:margin-right="0cm" fo:text-indent="-0.499cm" style:auto-text-indent="false"/>
    </style:style>
    <style:style style:name="Список_20_4" style:display-name="Список 4" style:family="paragraph" style:parent-style-name="Standard">
      <style:paragraph-properties fo:margin-left="1.997cm" fo:margin-right="0cm" fo:text-indent="-0.499cm" style:auto-text-indent="false"/>
    </style:style>
    <style:style style:name="Список_20_5" style:display-name="Список 5" style:family="paragraph" style:parent-style-name="Standard">
      <style:paragraph-properties fo:margin-left="2.496cm" fo:margin-right="0cm" fo:text-indent="-0.499cm" style:auto-text-indent="false"/>
    </style:style>
    <style:style style:name="Стандартный_20_HTML" style:display-name="Стандартный HTML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Таблица_20_ссылок" style:display-name="Таблица ссылок" style:family="paragraph" style:parent-style-name="Standard" style:next-style-name="Standard">
      <style:paragraph-properties fo:margin-left="0.353cm" fo:margin-right="0cm" fo:text-indent="-0.353cm" style:auto-text-indent="false"/>
    </style:style>
    <style:style style:name="Text" style:family="paragraph" style:parent-style-name="Standard" style:class="extra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Endnote" style:family="paragraph" style:parent-style-name="Standard" style:class="extra"/>
    <style:style style:name="Текст_20_макроса" style:display-name="Текст макроса" style:family="paragraph">
      <style:paragraph-properties fo:orphans="2" fo:widows="2" fo:hyphenation-ladder-count="no-limit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/>
    </style:style>
    <style:style style:name="Текст_20_примечания" style:display-name="Текст примечания" style:family="paragraph" style:parent-style-name="Standard"/>
    <style:style style:name="Footnote" style:family="paragraph" style:parent-style-name="Standard" style:class="extra"/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text-indent="-0.353cm" style:auto-text-indent="false"/>
    </style:style>
    <style:style style:name="Указатель_20_4" style:display-name="Указатель 4" style:family="paragraph" style:parent-style-name="Standard" style:next-style-name="Standard">
      <style:paragraph-properties fo:margin-left="1.411cm" fo:margin-right="0cm" fo:text-indent="-0.353cm" style:auto-text-indent="false"/>
    </style:style>
    <style:style style:name="Указатель_20_5" style:display-name="Указатель 5" style:family="paragraph" style:parent-style-name="Standard" style:next-style-name="Standard">
      <style:paragraph-properties fo:margin-left="1.764cm" fo:margin-right="0cm" fo:text-indent="-0.353cm" style:auto-text-indent="false"/>
    </style:style>
    <style:style style:name="Указатель_20_6" style:display-name="Указатель 6" style:family="paragraph" style:parent-style-name="Standard" style:next-style-name="Standard">
      <style:paragraph-properties fo:margin-left="2.117cm" fo:margin-right="0cm" fo:text-indent="-0.353cm" style:auto-text-indent="false"/>
    </style:style>
    <style:style style:name="Указатель_20_7" style:display-name="Указатель 7" style:family="paragraph" style:parent-style-name="Standard" style:next-style-name="Standard">
      <style:paragraph-properties fo:margin-left="2.469cm" fo:margin-right="0cm" fo:text-indent="-0.353cm" style:auto-text-indent="false"/>
    </style:style>
    <style:style style:name="Указатель_20_8" style:display-name="Указатель 8" style:family="paragraph" style:parent-style-name="Standard" style:next-style-name="Standard">
      <style:paragraph-properties fo:margin-left="2.822cm" fo:margin-right="0cm" fo:text-indent="-0.353cm" style:auto-text-indent="false"/>
    </style:style>
    <style:style style:name="Указатель_20_9" style:display-name="Указатель 9" style:family="paragraph" style:parent-style-name="Standard" style:next-style-name="Standard">
      <style:paragraph-properties fo:margin-left="3.175cm" fo:margin-right="0cm" fo:text-indent="-0.353cm" style:auto-text-indent="false"/>
    </style:style>
    <style:style style:name="Цитата" style:family="paragraph" style:parent-style-name="Standard">
      <style:paragraph-properties fo:margin-left="2.54cm" fo:margin-right="2.54cm" fo:margin-top="0cm" fo:margin-bottom="0.212cm" loext:contextual-spacing="false" fo:text-indent="0cm" style:auto-text-indent="false"/>
    </style:style>
    <style:style style:name="Шапка" style:family="paragraph" style:parent-style-name="Standard">
      <style:paragraph-properties fo:margin-left="2cm" fo:margin-right="0cm" fo:text-indent="-2cm" style:auto-text-indent="false" fo:padding="0.035cm" fo:border="0.74pt solid #000000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Электронная_20_подпись" style:display-name="Электронная подпись" style:family="paragraph" style:parent-style-name="Standard"/>
    <style:style style:name="Достижение" style:family="paragraph" style:parent-style-name="Text_20_body">
      <style:paragraph-properties fo:margin-top="0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Адрес_20_1" style:display-name="Адрес 1" style:family="paragraph" style:parent-style-name="Standard">
      <style:paragraph-properties style:line-height-at-least="0.353cm"/>
      <style:text-properties fo:font-size="8pt" style:font-size-asian="8pt" style:font-size-complex="8pt"/>
    </style:style>
    <style:style style:name="Адрес_20_2" style:display-name="Адрес 2" style:family="paragraph" style:parent-style-name="Standard">
      <style:paragraph-properties style:line-height-at-least="0.353cm"/>
      <style:text-properties fo:font-size="8pt" style:font-size-asian="8pt" style:font-size-complex="8pt"/>
    </style:style>
    <style:style style:name="Город" style:family="paragraph" style:parent-style-name="Text_20_body" style:next-style-name="Text_20_body">
      <style:paragraph-properties fo:keep-with-next="always"/>
    </style:style>
    <style:style style:name="Название_20_предприятия" style:display-name="Название предприятия" style:family="paragraph" style:parent-style-name="Standard" style:next-style-name="Standard">
      <style:paragraph-properties fo:margin-left="0.026cm" fo:margin-right="-0.635cm" style:line-height-at-least="0.388cm" fo:text-indent="0cm" style:auto-text-indent="false">
        <style:tab-stops>
          <style:tab-stop style:position="2.408cm"/>
          <style:tab-stop style:position="9.684cm"/>
          <style:tab-stop style:position="11.43cm" style:type="right"/>
        </style:tab-stops>
      </style:paragraph-properties>
      <style:text-properties fo:font-size="11pt" fo:language="uk" fo:country="UA" style:font-size-asian="11pt" style:font-size-complex="11pt"/>
    </style:style>
    <style:style style:name="Название_20_предприятия_20_1" style:display-name="Название предприятия 1" style:family="paragraph" style:parent-style-name="Название_20_предприятия" style:next-style-name="Standard"/>
    <style:style style:name="Название_20_документа" style:display-name="Название документа" style:family="paragraph" style:parent-style-name="Standard" style:next-style-name="Standard">
      <style:paragraph-properties fo:margin-left="0cm" fo:margin-right="-0.635cm" fo:margin-top="0cm" fo:margin-bottom="0.388cm" loext:contextual-spacing="false" fo:text-indent="0cm" style:auto-text-indent="false"/>
      <style:text-properties fo:font-size="24pt" fo:letter-spacing="-0.035cm" style:font-size-asian="24pt" style:font-size-complex="24pt"/>
    </style:style>
    <style:style style:name="Учреждение" style:family="paragraph" style:parent-style-name="Standard" style:next-style-name="Достижение">
      <style:paragraph-properties fo:margin-left="0cm" fo:margin-right="-0.635cm" fo:margin-top="0.388cm" fo:margin-bottom="0.106cm" loext:contextual-spacing="false" style:line-height-at-least="0.388cm" fo:text-indent="0cm" style:auto-text-indent="false">
        <style:tab-stops>
          <style:tab-stop style:position="3.81cm"/>
          <style:tab-stop style:position="11.43cm" style:type="right"/>
        </style:tab-stops>
      </style:paragraph-properties>
    </style:style>
    <style:style style:name="Название_20_должности" style:display-name="Название должности" style:family="paragraph" style:next-style-name="Достижение">
      <style:paragraph-properties fo:margin-top="0cm" fo:margin-bottom="0.071cm" loext:contextual-spacing="false" style:line-height-at-least="0.388cm" fo:orphans="2" fo:widows="2" fo:hyphenation-ladder-count="no-limit"/>
      <style:text-properties style:use-window-font-color="true" style:font-name="Arial" fo:font-family="Arial" style:font-family-generic="swiss" style:font-pitch="variable" fo:font-size="10pt" fo:letter-spacing="-0.018cm" fo:language="ru" fo:country="RU" fo:font-weight="bold" style:font-name-asian="Times New Roman" style:font-family-asian="'Times New Roman'" style:font-family-generic-asian="roman" style:font-pitch-asian="variable" style:font-size-asian="10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 fo:hyphenate="false" fo:hyphenation-remain-char-count="2" fo:hyphenation-push-char-count="2"/>
    </style:style>
    <style:style style:name="Имя" style:family="paragraph" style:parent-style-name="Standard" style:next-style-name="Standard">
      <style:paragraph-properties fo:margin-left="3.81cm" fo:margin-right="0cm" fo:margin-top="0.212cm" fo:margin-bottom="0.212cm" loext:contextual-spacing="false" style:line-height-at-least="0.423cm" fo:text-indent="0cm" style:auto-text-indent="false"/>
      <style:text-properties style:font-name="Arial Narrow" fo:font-family="'Arial Narrow'" style:font-family-generic="swiss" style:font-pitch="variable" fo:font-size="20pt" fo:letter-spacing="0.046cm" fo:language="uk" fo:country="UA" style:font-size-asian="20pt" style:font-name-complex="Arial Narrow" style:font-family-complex="'Arial Narrow'" style:font-family-generic-complex="swiss" style:font-pitch-complex="variable" style:font-size-complex="20pt"/>
    </style:style>
    <style:style style:name="Без_20_названия" style:display-name="Без названия" style:family="paragraph" style:parent-style-name="Standard">
      <style:paragraph-properties fo:margin-top="0.212cm" fo:margin-bottom="0cm" loext:contextual-spacing="false" style:line-height-at-least="0.494cm" fo:padding="0.071cm" fo:border="0.74pt solid #ffffff"/>
      <style:text-properties style:text-position="35% 100%" style:font-name="Arial" fo:font-family="Arial" style:font-family-generic="swiss" style:font-pitch="variable" fo:letter-spacing="-0.018cm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Цель" style:family="paragraph" style:parent-style-name="Standard" style:next-style-name="Text_20_body">
      <style:paragraph-properties fo:margin-top="0.388cm" fo:margin-bottom="0.388cm" loext:contextual-spacing="false" style:line-height-at-least="0.388cm"/>
    </style:style>
    <style:style style:name="Заголовок_20_раздела" style:display-name="Заголовок раздела" style:family="paragraph" style:parent-style-name="Standard" style:next-style-name="Standard">
      <style:paragraph-properties fo:margin-top="0.212cm" fo:margin-bottom="0cm" loext:contextual-spacing="false" style:line-height-at-least="0.494cm" fo:padding="0.071cm" fo:border="0.74pt solid #ffffff"/>
      <style:text-properties style:font-name="Arial" fo:font-family="Arial" style:font-family-generic="swiss" style:font-pitch="variable" fo:letter-spacing="-0.018cm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Подзаголовок_20_раздела" style:display-name="Подзаголовок раздела" style:family="paragraph" style:parent-style-name="Заголовок_20_раздела" style:next-style-name="Standard">
      <style:paragraph-properties fo:padding-left="0.071cm" fo:padding-right="0.071cm" fo:padding-top="0cm" fo:padding-bottom="0.071cm" fo:border-left="0.74pt solid #ffffff" fo:border-right="0.74pt solid #ffffff" fo:border-top="none" fo:border-bottom="0.74pt solid #ffffff"/>
      <style:text-properties style:text-position="30% 100%" fo:letter-spacing="normal" fo:font-weight="normal" style:font-weight-asian="normal" style:font-weight-complex="normal"/>
    </style:style>
    <style:style style:name="Личные_20_сведения" style:display-name="Личные сведения" style:family="paragraph" style:parent-style-name="Достижение">
      <style:paragraph-properties fo:margin-top="0.388cm" fo:margin-bottom="0.106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language="ru" fo:country="RU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language="ru" fo:country="RU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language="ru" fo:country="RU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Calibri" fo:font-family="Calibri" style:font-family-generic="swiss" style:font-pitch="variable" fo:font-size="14pt" fo:language="ru" fo:country="RU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Calibri" fo:font-family="Calibri" style:font-family-generic="swiss" style:font-pitch="variable" fo:font-size="13pt" fo:language="ru" fo:country="RU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style:font-name="Calibri" fo:font-family="Calibri" style:font-family-generic="swiss" style:font-pitch="variable" fo:language="ru" fo:country="RU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Заголовок_20_7_20_Знак" style:display-name="Заголовок 7 Знак" style:family="text">
      <style:text-properties style:font-name="Calibri" fo:font-family="Calibri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аголовок_20_8_20_Знак" style:display-name="Заголовок 8 Знак" style:family="text">
      <style:text-properties style:font-name="Calibri" fo:font-family="Calibri" style:font-family-generic="swiss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style:font-name="Cambria" fo:font-family="Cambria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Адрес_20_HTML_20_Знак" style:display-name="Адрес HTML Знак" style:family="text">
      <style:text-properties fo:font-size="10pt" fo:language="ru" fo:country="RU" fo:font-style="italic" style:font-size-asian="10pt" style:font-style-asian="italic" style:font-size-complex="10pt" style:font-style-complex="italic"/>
    </style:style>
    <style:style style:name="Акроним_20_HTML" style:display-name="Акроним HTML" style:family="text">
      <style:text-properties fo:language="ru" fo:country="RU"/>
    </style:style>
    <style:style style:name="Верхний_20_колонтитул_20_Знак" style:display-name="Верхний колонтитул Знак" style:family="text">
      <style:text-properties fo:font-size="10pt" fo:language="ru" fo:country="RU" style:font-size-asian="10pt" style:font-size-complex="10pt"/>
    </style:style>
    <style:style style:name="Emphasis" style:family="text">
      <style:text-properties style:font-name="Arial" fo:font-family="Arial" style:font-family-generic="swiss" style:font-pitch="variable" fo:font-size="9pt" fo:letter-spacing="-0.014cm" fo:font-weight="bold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Internet_20_link" style:display-name="Internet link" style:family="text">
      <style:text-properties fo:color="#0000ff" fo:language="ru" fo:country="RU" style:text-underline-style="solid" style:text-underline-width="auto" style:text-underline-color="font-color"/>
    </style:style>
    <style:style style:name="Дата_20_Знак" style:display-name="Дата Знак" style:family="text">
      <style:text-properties fo:font-size="10pt" fo:language="ru" fo:country="RU" style:font-size-asian="10pt" style:font-size-complex="10pt"/>
    </style:style>
    <style:style style:name="Заголовок_20_записки_20_Знак" style:display-name="Заголовок записки Знак" style:family="text">
      <style:text-properties fo:font-size="10pt" fo:language="ru" fo:country="RU" style:font-size-asian="10pt" style:font-size-complex="10pt"/>
    </style:style>
    <style:style style:name="Endnote_20_Symbol" style:display-name="Endnote Symbol" style:family="text">
      <style:text-properties style:text-position="super 58%" fo:language="ru" fo:country="RU"/>
    </style:style>
    <style:style style:name="Знак_20_примечания" style:display-name="Знак примечания" style:family="text">
      <style:text-properties fo:font-size="8pt" fo:language="ru" fo:country="RU" style:font-size-asian="8pt" style:font-size-complex="8pt"/>
    </style:style>
    <style:style style:name="Footnote_20_Symbol" style:display-name="Footnote Symbol" style:family="text">
      <style:text-properties style:text-position="super 58%" fo:language="ru" fo:country="RU"/>
    </style:style>
    <style:style style:name="Клавиатура_20_HTML" style:display-name="Клавиатура HTML" style:family="text">
      <style:text-properties style:font-name="Courier New" fo:font-family="'Courier New'" style:font-family-generic="modern" fo:font-size="10pt" fo:language="ru" fo:country="RU" style:font-size-asian="10pt" style:font-name-complex="Courier New" style:font-family-complex="'Courier New'" style:font-family-generic-complex="modern" style:font-size-complex="10pt"/>
    </style:style>
    <style:style style:name="Код_20_HTML" style:display-name="Код HTML" style:family="text">
      <style:text-properties style:font-name="Courier New" fo:font-family="'Courier New'" style:font-family-generic="modern" fo:font-size="10pt" fo:language="ru" fo:country="RU" style:font-size-asian="10pt" style:font-name-complex="Courier New" style:font-family-complex="'Courier New'" style:font-family-generic-complex="modern" style:font-size-complex="10pt"/>
    </style:style>
    <style:style style:name="Основной_20_текст_20_Знак" style:display-name="Основной текст Знак" style:family="text">
      <style:text-properties fo:font-size="10pt" fo:language="ru" fo:country="RU" style:font-size-asian="10pt" style:font-size-complex="10pt"/>
    </style:style>
    <style:style style:name="Красная_20_строка_20_Знак" style:display-name="Красная строка Знак" style:family="text" style:parent-style-name="Основной_20_текст_20_Знак"/>
    <style:style style:name="Основной_20_текст_20_2_20_Знак" style:display-name="Основной текст 2 Знак" style:family="text">
      <style:text-properties fo:font-size="10pt" fo:language="ru" fo:country="RU" style:font-size-asian="10pt" style:font-size-complex="10pt"/>
    </style:style>
    <style:style style:name="Основной_20_текст_20_с_20_отступом_20_Знак" style:display-name="Основной текст с отступом Знак" style:family="text">
      <style:text-properties fo:font-size="10pt" fo:language="ru" fo:country="RU" style:font-size-asian="10pt" style:font-size-complex="10pt"/>
    </style:style>
    <style:style style:name="Красная_20_строка_20_2_20_Знак" style:display-name="Красная строка 2 Знак" style:family="text" style:parent-style-name="Основной_20_текст_20_с_20_отступом_20_Знак"/>
    <style:style style:name="Название_20_Знак" style:display-name="Название Знак" style:family="text">
      <style:text-properties style:font-name="Cambria" fo:font-family="Cambria" style:font-family-generic="roman" style:font-pitch="variable" fo:font-size="16pt" fo:language="ru" fo:country="RU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Нижний_20_колонтитул_20_Знак" style:display-name="Нижний колонтитул Знак" style:family="text">
      <style:text-properties fo:font-size="10pt" fo:language="ru" fo:country="RU" style:font-size-asian="10pt" style:font-size-complex="10pt"/>
    </style:style>
    <style:style style:name="Page_20_Number" style:display-name="Page Number" style:family="text"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Line_20_numbering" style:display-name="Line numbering" style:family="text">
      <style:text-properties fo:language="ru" fo:country="RU"/>
    </style:style>
    <style:style style:name="Образец_20_HTML" style:display-name="Образец HTML" style:family="text">
      <style:text-properties style:font-name="Courier New" fo:font-family="'Courier New'" style:font-family-generic="modern" fo:language="ru" fo:country="RU" style:font-name-complex="Courier New" style:font-family-complex="'Courier New'" style:font-family-generic-complex="modern"/>
    </style:style>
    <style:style style:name="Определение_20_HTML" style:display-name="Определение HTML" style:family="text">
      <style:text-properties fo:language="ru" fo:country="RU" fo:font-style="italic" style:font-style-asian="italic" style:font-style-complex="italic"/>
    </style:style>
    <style:style style:name="Основной_20_текст_20_3_20_Знак" style:display-name="Основной текст 3 Знак" style:family="text">
      <style:text-properties fo:font-size="8pt" fo:language="ru" fo:country="RU" style:font-size-asian="8pt" style:font-size-complex="8pt"/>
    </style:style>
    <style:style style:name="Основной_20_текст_20_с_20_отступом_20_2_20_Знак" style:display-name="Основной текст с отступом 2 Знак" style:family="text">
      <style:text-properties fo:font-size="10pt" fo:language="ru" fo:country="RU" style:font-size-asian="10pt" style:font-size-complex="10pt"/>
    </style:style>
    <style:style style:name="Основной_20_текст_20_с_20_отступом_20_3_20_Знак" style:display-name="Основной текст с отступом 3 Знак" style:family="text">
      <style:text-properties fo:font-size="8pt" fo:language="ru" fo:country="RU" style:font-size-asian="8pt" style:font-size-complex="8pt"/>
    </style:style>
    <style:style style:name="Переменный_20_HTML" style:display-name="Переменный HTML" style:family="text">
      <style:text-properties fo:language="ru" fo:country="RU" fo:font-style="italic" style:font-style-asian="italic" style:font-style-complex="italic"/>
    </style:style>
    <style:style style:name="Пишущая_20_машинка_20_HTML" style:display-name="Пишущая машинка HTML" style:family="text">
      <style:text-properties style:font-name="Courier New" fo:font-family="'Courier New'" style:font-family-generic="modern" fo:font-size="10pt" fo:language="ru" fo:country="RU" style:font-size-asian="10pt" style:font-name-complex="Courier New" style:font-family-complex="'Courier New'" style:font-family-generic-complex="modern" style:font-size-complex="10pt"/>
    </style:style>
    <style:style style:name="Подзаголовок_20_Знак" style:display-name="Подзаголовок Знак" style:family="text">
      <style:text-properties style:font-name="Cambria" fo:font-family="Cambria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пись_20_Знак" style:display-name="Подпись Знак" style:family="text">
      <style:text-properties fo:font-size="10pt" fo:language="ru" fo:country="RU" style:font-size-asian="10pt" style:font-size-complex="10pt"/>
    </style:style>
    <style:style style:name="Приветствие_20_Знак" style:display-name="Приветствие Знак" style:family="text">
      <style:text-properties fo:font-size="10pt" fo:language="ru" fo:country="RU" style:font-size-asian="10pt" style:font-size-complex="10pt"/>
    </style:style>
    <style:style style:name="Visited_20_Internet_20_Link" style:display-name="Visited Internet Link" style:family="text">
      <style:text-properties fo:color="#800080" fo:language="ru" fo:country="RU" style:text-underline-style="solid" style:text-underline-width="auto" style:text-underline-color="font-color"/>
    </style:style>
    <style:style style:name="Прощание_20_Знак" style:display-name="Прощание Знак" style:family="text">
      <style:text-properties fo:font-size="10pt" fo:language="ru" fo:country="RU" style:font-size-asian="10pt" style:font-size-complex="10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fo:language="ru" fo:country="RU" style:font-size-asian="10pt" style:font-name-complex="Courier New" style:font-family-complex="'Courier New'" style:font-family-generic-complex="modern" style:font-size-complex="10pt"/>
    </style:style>
    <style:style style:name="Strong_20_Emphasis" style:display-name="Strong Emphasis" style:family="text">
      <style:text-properties fo:language="ru" fo:country="RU" fo:font-weight="bold" style:font-weight-asian="bold" style:font-weight-complex="bold"/>
    </style:style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8pt" fo:language="ru" fo:country="RU" style:font-size-asian="8pt" style:font-name-complex="Tahoma" style:font-family-complex="Tahoma" style:font-family-generic-complex="swiss" style:font-pitch-complex="variable" style:font-size-complex="8pt"/>
    </style:style>
    <style:style style:name="Текст_20_Знак" style:display-name="Текст Знак" style:family="text">
      <style:text-properties style:font-name="Courier New" fo:font-family="'Courier New'" style:font-family-generic="modern" fo:font-size="10pt" fo:language="ru" fo:country="RU" style:font-size-asian="10pt" style:font-name-complex="Courier New" style:font-family-complex="'Courier New'" style:font-family-generic-complex="modern" style:font-size-complex="10pt"/>
    </style:style>
    <style:style style:name="Текст_20_концевой_20_сноски_20_Знак" style:display-name="Текст концевой сноски Знак" style:family="text">
      <style:text-properties fo:font-size="10pt" fo:language="ru" fo:country="RU" style:font-size-asian="10pt" style:font-size-complex="10pt"/>
    </style:style>
    <style:style style:name="Текст_20_макроса_20_Знак" style:display-name="Текст макроса Знак" style:family="text">
      <style:text-properties style:font-name="Courier New" fo:font-family="'Courier New'" style:font-family-generic="modern" fo:language="ru" fo:country="RU" style:font-name-complex="Courier New" style:font-family-complex="'Courier New'" style:font-family-generic-complex="modern" style:language-complex="ar" style:country-complex="SA"/>
    </style:style>
    <style:style style:name="Текст_20_примечания_20_Знак" style:display-name="Текст примечания Знак" style:family="text">
      <style:text-properties fo:font-size="10pt" fo:language="ru" fo:country="RU" style:font-size-asian="10pt" style:font-size-complex="10pt"/>
    </style:style>
    <style:style style:name="Текст_20_сноски_20_Знак" style:display-name="Текст сноски Знак" style:family="text">
      <style:text-properties fo:font-size="10pt" fo:language="ru" fo:country="RU" style:font-size-asian="10pt" style:font-size-complex="10pt"/>
    </style:style>
    <style:style style:name="Цитата_20_HTML" style:display-name="Цитата HTML" style:family="text">
      <style:text-properties fo:language="ru" fo:country="RU" fo:font-style="italic" style:font-style-asian="italic" style:font-style-complex="italic"/>
    </style:style>
    <style:style style:name="Шапка_20_Знак" style:display-name="Шапка Знак" style:family="text">
      <style:text-properties style:font-name="Cambria" fo:font-family="Cambria" style:font-family-generic="roman" style:font-pitch="variable" fo:font-size="12pt" fo:language="ru" fo:country="RU" fo:background-color="#cccccc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Электронная_20_подпись_20_Знак" style:display-name="Электронная подпись Знак" style:family="text">
      <style:text-properties fo:font-size="10pt" fo:language="ru" fo:country="RU" style:font-size-asian="10pt" style:font-size-complex="10pt"/>
    </style:style>
    <style:style style:name="Должность" style:family="text">
      <style:text-properties fo:language="ru" fo:country="RU"/>
    </style:style>
    <style:style style:name="Вступление" style:family="text">
      <style:text-properties style:font-name="Arial" fo:font-family="Arial" style:font-family-generic="swiss" style:font-pitch="variable" fo:font-size="9pt" fo:letter-spacing="-0.014cm" fo:font-weight="bold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751cm" fo:margin-left="2.896cm" fo:margin-right="2.8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астер резюме</dc:title>
    <meta:initial-creator>Дима</meta:initial-creator>
    <meta:creation-date>2020-02-26T14:04:00</meta:creation-date>
    <dc:date>2020-02-27T11:50:36.715665300</dc:date>
    <meta:print-date>2010-09-08T14:10:00</meta:print-date>
    <meta:editing-cycles>17</meta:editing-cycles>
    <meta:editing-duration>PT1H22M2S</meta:editing-duration>
    <meta:document-statistic meta:table-count="4" meta:image-count="0" meta:object-count="0" meta:page-count="2" meta:paragraph-count="65" meta:word-count="349" meta:character-count="2658" meta:non-whitespace-character-count="2373"/>
    <meta:generator>LibreOffice/6.0.7.3$Linux_X86_64 LibreOffice_project/00m0$Build-3</meta:generator>
    <meta:user-defined meta:name="LCID" meta:value-type="float">1049</meta:user-defined>
    <meta:user-defined meta:name="Resume Post Wizard Balloon">Resume Post Wizard Balloon</meta:user-defined>
    <meta:user-defined meta:name="UseDefaultLanguage" meta:value-type="boolean">true</meta:user-defined>
    <meta:user-defined meta:name="Version" meta:value-type="float">99022200</meta:user-defined>
    <meta:user-defined meta:name="iResumeStyle" meta:value-type="string">iResumeStyle</meta:user-defined>
  </office:meta>
</office:document-meta>
</file>